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9e1c0e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de44b2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964d4e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1708df" officeooo:paragraph-rsid="00948281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1708df" officeooo:paragraph-rsid="00f2de54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3d2e6d" officeooo:paragraph-rsid="009e1c0e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948281" officeooo:paragraph-rsid="00948281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style:text-underline-style="none" fo:font-weight="bold" officeooo:rsid="00948281" officeooo:paragraph-rsid="00948281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style:text-underline-style="none" fo:font-weight="bold" officeooo:rsid="00948281" officeooo:paragraph-rsid="009bd548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style:text-underline-style="none" fo:font-weight="bold" officeooo:rsid="0093e28b" officeooo:paragraph-rsid="0093e28b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fo:font-style="italic" style:text-underline-style="none" fo:font-weight="bold" officeooo:rsid="0099d809" officeooo:paragraph-rsid="0099d809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Standard">
      <style:text-properties style:font-name="Consolas" fo:font-size="4pt" style:text-underline-style="none" fo:font-weight="bold" officeooo:rsid="00948281" officeooo:paragraph-rsid="009bd548" style:font-size-asian="4pt" style:font-weight-asian="bold" style:font-size-complex="4pt" style:font-weight-complex="bold"/>
    </style:style>
    <style:style style:name="P16" style:family="paragraph" style:parent-style-name="Standard">
      <style:text-properties style:font-name="Consolas" fo:font-size="4pt" style:text-underline-style="none" fo:font-weight="bold" officeooo:rsid="00948281" officeooo:paragraph-rsid="00948281" style:font-size-asian="4pt" style:font-weight-asian="bold" style:font-size-complex="4pt" style:font-weight-complex="bold"/>
    </style:style>
    <style:style style:name="P17" style:family="paragraph" style:parent-style-name="Standard">
      <style:text-properties style:font-name="Consolas" fo:font-size="5pt" style:text-underline-style="none" fo:font-weight="bold" officeooo:rsid="00200af4" officeooo:paragraph-rsid="00860610" style:font-size-asian="5pt" style:font-weight-asian="bold" style:font-size-complex="5pt" style:font-weight-complex="bold"/>
    </style:style>
    <style:style style:name="P18" style:family="paragraph" style:parent-style-name="Standard">
      <style:text-properties officeooo:paragraph-rsid="00de44b2"/>
    </style:style>
    <style:style style:name="P19" style:family="paragraph" style:parent-style-name="Standard">
      <style:text-properties officeooo:paragraph-rsid="00e4449e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style:text-underline-style="solid" style:text-underline-width="auto" style:text-underline-color="font-color" officeooo:rsid="00fa6bb3"/>
    </style:style>
    <style:style style:name="T6" style:family="text">
      <style:text-properties officeooo:rsid="003ecac0"/>
    </style:style>
    <style:style style:name="T7" style:family="text">
      <style:text-properties officeooo:rsid="003fd1c6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2a8c26" style:font-size-asian="11pt" style:font-size-complex="11pt"/>
    </style:style>
    <style:style style:name="T10" style:family="text">
      <style:text-properties fo:font-size="11pt" officeooo:rsid="003ecac0" style:font-size-asian="11pt" style:font-size-complex="11pt"/>
    </style:style>
    <style:style style:name="T11" style:family="text">
      <style:text-properties fo:font-size="11pt" officeooo:rsid="00377b4e" style:font-size-asian="11pt" style:font-size-complex="11pt"/>
    </style:style>
    <style:style style:name="T12" style:family="text">
      <style:text-properties fo:font-size="11pt" officeooo:rsid="005dfbbe" style:font-size-asian="11pt" style:font-size-complex="11pt"/>
    </style:style>
    <style:style style:name="T13" style:family="text">
      <style:text-properties fo:font-size="11pt" officeooo:rsid="001708df" style:font-size-asian="11pt" style:font-size-complex="11pt"/>
    </style:style>
    <style:style style:name="T14" style:family="text">
      <style:text-properties fo:font-size="11pt" officeooo:rsid="007cc683" style:font-size-asian="11pt" style:font-size-complex="11pt"/>
    </style:style>
    <style:style style:name="T15" style:family="text">
      <style:text-properties fo:font-size="11pt" style:text-underline-style="none" officeooo:rsid="003d2e6d" style:font-size-asian="11pt" style:font-size-complex="11pt"/>
    </style:style>
    <style:style style:name="T16" style:family="text">
      <style:text-properties fo:font-size="11pt" style:text-underline-style="none" officeooo:rsid="005dfbbe" style:font-size-asian="11pt" style:font-size-complex="11pt"/>
    </style:style>
    <style:style style:name="T17" style:family="text">
      <style:text-properties fo:font-size="11pt" style:text-underline-style="solid" style:text-underline-width="auto" style:text-underline-color="font-color" officeooo:rsid="00c95b71" style:font-size-asian="11pt" style:font-size-complex="11pt"/>
    </style:style>
    <style:style style:name="T18" style:family="text">
      <style:text-properties fo:font-size="11pt" style:text-underline-style="solid" style:text-underline-width="auto" style:text-underline-color="font-color" officeooo:rsid="00fa6bb3" style:font-size-asian="11pt" style:font-size-complex="11pt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fo:font-size="5pt" officeooo:rsid="001708df" style:font-size-asian="5pt" style:font-size-complex="5pt"/>
    </style:style>
    <style:style style:name="T21" style:family="text">
      <style:text-properties fo:font-size="5pt" style:text-underline-style="none" officeooo:rsid="003d2e6d" style:font-size-asian="5pt" style:font-size-complex="5pt"/>
    </style:style>
    <style:style style:name="T22" style:family="text">
      <style:text-properties officeooo:rsid="001708d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5f3484" style:font-style-asian="italic" style:font-style-complex="italic"/>
    </style:style>
    <style:style style:name="T25" style:family="text">
      <style:text-properties fo:font-style="italic" officeooo:rsid="0097b075" style:font-style-asian="italic" style:font-style-complex="italic"/>
    </style:style>
    <style:style style:name="T26" style:family="text">
      <style:text-properties officeooo:rsid="007cc683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93e28b"/>
    </style:style>
    <style:style style:name="T29" style:family="text">
      <style:text-properties style:text-underline-style="none" officeooo:rsid="00948281"/>
    </style:style>
    <style:style style:name="T30" style:family="text">
      <style:text-properties style:text-underline-style="none" officeooo:rsid="00964d4e"/>
    </style:style>
    <style:style style:name="T31" style:family="text">
      <style:text-properties style:text-underline-style="none" officeooo:rsid="00a504e1"/>
    </style:style>
    <style:style style:name="T32" style:family="text">
      <style:text-properties style:text-underline-style="none" officeooo:rsid="00e0df26"/>
    </style:style>
    <style:style style:name="T33" style:family="text">
      <style:text-properties officeooo:rsid="009e1c0e"/>
    </style:style>
    <style:style style:name="T34" style:family="text">
      <style:text-properties officeooo:rsid="00a02995"/>
    </style:style>
    <style:style style:name="T35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36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37" style:family="text">
      <style:text-properties style:font-name="Consolas" fo:font-size="9pt" fo:font-weight="bold" officeooo:rsid="007dab90" style:font-size-asian="9pt" style:font-weight-asian="bold" style:font-size-complex="9pt" style:font-weight-complex="bold"/>
    </style:style>
    <style:style style:name="T38" style:family="text">
      <style:text-properties style:font-name="Consolas" fo:font-size="9pt" fo:font-weight="bold" officeooo:rsid="00edc42a" style:font-size-asian="9pt" style:font-weight-asian="bold" style:font-size-complex="9pt" style:font-weight-complex="bold"/>
    </style:style>
    <style:style style:name="T39" style:family="text">
      <style:text-properties style:font-name="Consolas" fo:font-size="9pt" style:text-underline-style="none" fo:font-weight="bold" officeooo:rsid="0093e28b" style:font-size-asian="9pt" style:font-weight-asian="bold" style:font-size-complex="9pt" style:font-weight-complex="bold"/>
    </style:style>
    <style:style style:name="T40" style:family="text">
      <style:text-properties style:font-name="Consolas" fo:font-size="9pt" style:text-underline-style="solid" style:text-underline-width="auto" style:text-underline-color="font-color" fo:font-weight="bold" officeooo:rsid="0093e28b" style:font-size-asian="9pt" style:font-weight-asian="bold" style:font-size-complex="9pt" style:font-weight-complex="bold"/>
    </style:style>
    <style:style style:name="T41" style:family="text">
      <style:text-properties style:font-name="Consolas" fo:font-size="6pt" style:text-underline-style="none" fo:font-weight="bold" officeooo:rsid="00200af4" style:font-size-asian="6pt" style:font-weight-asian="bold" style:font-size-complex="6pt" style:font-weight-complex="bold"/>
    </style:style>
    <style:style style:name="T42" style:family="text">
      <style:text-properties style:font-name="Consolas" fo:font-size="11pt" fo:font-weight="bold" officeooo:rsid="001708df" style:font-size-asian="11pt" style:font-weight-asian="bold" style:font-size-complex="11pt" style:font-weight-complex="bold"/>
    </style:style>
    <style:style style:name="T43" style:family="text">
      <style:text-properties style:font-name="Consolas" fo:font-size="5pt" fo:font-weight="bold" officeooo:rsid="003fd1c6" style:font-size-asian="5pt" style:font-weight-asian="bold" style:font-size-complex="5pt" style:font-weight-complex="bold"/>
    </style:style>
    <style:style style:name="T44" style:family="text">
      <style:text-properties fo:font-size="10pt" style:text-underline-style="none" officeooo:rsid="00200af4" style:font-size-asian="10pt" style:font-size-complex="10pt"/>
    </style:style>
    <style:style style:name="T45" style:family="text">
      <style:text-properties fo:font-size="10pt" style:text-underline-style="none" officeooo:rsid="00fc5040" style:font-size-asian="10pt" style:font-size-complex="10pt"/>
    </style:style>
    <style:style style:name="T46" style:family="text">
      <style:text-properties fo:font-size="10pt" fo:font-style="italic" style:text-underline-style="none" officeooo:rsid="00d2c952" style:font-size-asian="10pt" style:font-style-asian="italic" style:font-size-complex="10pt" style:font-style-complex="italic"/>
    </style:style>
    <style:style style:name="T47" style:family="text">
      <style:text-properties fo:font-size="10pt" fo:font-style="italic" style:text-underline-style="none" officeooo:rsid="00e721ca" style:font-size-asian="10pt" style:font-style-asian="italic" style:font-size-complex="10pt" style:font-style-complex="italic"/>
    </style:style>
    <style:style style:name="T48" style:family="text">
      <style:text-properties fo:font-size="4pt" style:text-underline-style="none" officeooo:rsid="00200af4" style:font-size-asian="4pt" style:font-size-complex="4pt"/>
    </style:style>
    <style:style style:name="T49" style:family="text">
      <style:text-properties fo:font-size="4pt" style:text-underline-style="solid" style:text-underline-width="auto" style:text-underline-color="font-color" officeooo:rsid="00200af4" style:font-size-asian="4pt" style:font-size-complex="4pt"/>
    </style:style>
    <style:style style:name="T50" style:family="text">
      <style:text-properties officeooo:rsid="00cb7a79"/>
    </style:style>
    <style:style style:name="T51" style:family="text">
      <style:text-properties officeooo:rsid="00e721ca"/>
    </style:style>
    <style:style style:name="T52" style:family="text">
      <style:text-properties officeooo:rsid="00e92e6c"/>
    </style:style>
    <style:style style:name="T53" style:family="text">
      <style:text-properties officeooo:rsid="00edb2f2"/>
    </style:style>
    <style:style style:name="T54" style:family="text">
      <style:text-properties officeooo:rsid="00f0e9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line-break/></text:span><text:span text:style-name="T18">STARK-1KL; Canapéöppn; 4+hö</text:span><text:span text:style-name="T44"><text:line-break/><text:line-break/></text:span><text:span text:style-name="T45">Ö</text:span><text:span text:style-name="T47">ppningar i ozon 1p svagare än i zon:</text:span><text:span text:style-name="T44"><text:line-break/><text:line-break/></text:span><text:span text:style-name="T8">1KL:</text:span> <text:s/><text:span text:style-name="T51">15+/16+. Rondkrav. Relä-metoder.</text:span></text:p>
      <text:p text:style-name="P9"><text:span text:style-name="T19"><text:line-break/></text:span><text:span text:style-name="T13">1RU:</text:span><text:span text:style-name="T22"> <text:s/></text:span>2+ru. <text:span text:style-name="T54">(11)12-14 / (12)13</text:span>-15.<text:line-break/> <text:s/><text:span text:style-name="T33">a) Balans-hand; även 5hö332</text:span>.<text:line-break/> <text:s/><text:span text:style-name="T33">b) 4+ruter obal, kan va canapé.</text:span><text:line-break/><text:span text:style-name="T20"><text:line-break/></text:span><text:span text:style-name="T13">1</text:span><text:span text:style-name="T9">HJ/1SP</text:span><text:span text:style-name="T13">:</text:span><text:span text:style-name="T22"> <text:s/>4+färg. 9-14/10-15:<text:line-break/> <text:s/>a) 9-11/10-12, bal el 4441.<text:line-break/> <text:s/>b) 9-14/10-15, 4+hö, 5+sidofärg.</text:span></text:p>
      <text:p text:style-name="P4"><text:s text:c="2"/>c) <text:span text:style-name="T51">11-14/</text:span>12-15, 6+hö.<text:line-break/> <text:s/>d) 1HJ: <text:span text:style-name="T51">12-14/</text:span>13-15. 4414 m singel-ru.</text:p>
      <text:p text:style-name="P2"><text:span text:style-name="T19"><text:line-break/></text:span><text:span text:style-name="T8">1NT:</text:span> <text:s/><text:span text:style-name="T52">9-11/10-12, ej 4hö.<text:line-break/> <text:s text:c="2"/>OBS! Lovar </text:span><text:span text:style-name="T4">ej</text:span><text:span text:style-name="T6"> balanserad hand.</text:span></text:p>
      <text:p text:style-name="P8"><text:span text:style-name="T19"><text:line-break/></text:span><text:span text:style-name="T10">2KL:</text:span><text:span text:style-name="T6"> a) 12-14/13-15. 4+kl och 5hö.<text:line-break/> <text:s text:c="5"/>b) 6+kl max 1 sidohåll, 12-15 el 7+ss<text:line-break/></text:span><text:span text:style-name="T19"><text:line-break/></text:span><text:span text:style-name="T8">2RU:</text:span> <text:span text:style-name="T6">Multi-variant:</text:span><text:line-break/> <text:s text:c="5"/><text:span text:style-name="T2">a) 7-10/8-11. Minst 5korts hö.<text:line-break/> <text:s text:c="5"/>b) 12-14/13-15. 5hö o 5+ru.<text:line-break/> <text:s text:c="5"/>c) 7korts hö, ca 7ss.<text:line-break/> <text:s text:c="5"/>d) 6+ru, 11-14/12-15 el ca 7ss.<text:line-break/></text:span><text:span text:style-name="T19"><text:line-break/></text:span><text:span text:style-name="T11">2</text:span><text:span text:style-name="T12">HJ/2SP</text:span><text:span text:style-name="T11">:</text:span><text:span text:style-name="T2"> 9-11/10-12. 5hö och 4+lå.</text:span></text:p>
      <text:p text:style-name="P3"><text:span text:style-name="T19"><text:line-break/></text:span><text:span text:style-name="T8">2NT:</text:span> <text:s/><text:span text:style-name="T53">12-14/13-15</text:span>. <text:span text:style-name="T7">Enfärgad 6+lå.<text:line-break/> <text:s text:c="6"/>Honnör i minst 2 sidofärger.</text:span></text:p>
      <text:p text:style-name="P3"><text:span text:style-name="T19"><text:line-break/></text:span><text:span text:style-name="T14">3N</text:span><text:span text:style-name="T8">T:</text:span> <text:s/><text:span text:style-name="T26">6hö+5ru. Öppningshand.<text:line-break/></text:span></text:p>
      <text:p text:style-name="P19"><text:span text:style-name="T36">___</text:span><text:span text:style-name="T38">_______________________________________</text:span><text:span text:style-name="T36"><text:line-break/><text:line-break/></text:span><text:span text:style-name="T43"><text:line-break/></text:span><text:span text:style-name="T42">Mot 1NT:</text:span><text:span text:style-name="T35"> </text:span><text:span text:style-name="T36">Konv.<text:line-break/></text:span><text:span text:style-name="T43"><text:line-break/></text:span><text:span text:style-name="T42">Utspel:</text:span><text:span text:style-name="T35"> <text:s/>10-12, <text:s/></text:span><text:span text:style-name="T37">2a/4e gnm spelf</text:span><text:span text:style-name="T35">.</text:span></text:p>
      <text:p text:style-name="P5"><text:span text:style-name="T8">Markeringar:</text:span> Schneider, Malmö, <text:span text:style-name="T1">Lav.<text:line-break/><text:line-break/><text:line-break/><text:line-break/><text:line-break/><text:line-break/><text:line-break/><text:line-break/><text:line-break/></text:span></text:p>
      <text:p text:style-name="P18"><text:span text:style-name="T4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0">SVARSBUD</text:span><text:span text:style-name="T39">:</text:span></text:p>
      <text:p text:style-name="P17"/>
      <text:p text:style-name="P14">Ofta transfers i<text:span text:style-name="T34">n</text:span> competition.</text:p>
      <text:p text:style-name="P13"><text:span text:style-name="T19"><text:line-break/></text:span>1KL-1RU = 0-8</text:p>
      <text:p text:style-name="P13">1KL-1HJ = UK 8+, ej 4hj.</text:p>
      <text:p text:style-name="P7"><text:span text:style-name="T28">1KL-1SP = </text:span><text:span text:style-name="T29">UK 8+, 4+hj, ej 4sp.</text:span></text:p>
      <text:p text:style-name="P11">1KL-1NT = UK 8+, 6+hö.</text:p>
      <text:p text:style-name="P11">1KL-2KL = UK 8+, minst 44 i hö.</text:p>
      <text:p text:style-name="P11">1KL-2RÖ = 0-4, 6hö.</text:p>
      <text:p text:style-name="P10"><text:span text:style-name="T27">1KL-2SP = UK 8+, minst 55 i lå.<text:line-break/></text:span><text:span text:style-name="T30">1KL-2NT = UK 8+, minst 64/46 i hö.<text:line-break/></text:span><text:span text:style-name="T31">1KL-3X <text:s/>= </text:span><text:span text:style-name="T32">UK </text:span><text:span text:style-name="T31">Transfer, 7+färg.</text:span></text:p>
      <text:p text:style-name="P16"/>
      <text:p text:style-name="P11">1RU-1HJ = Ej 4hj.</text:p>
      <text:p text:style-name="P11">1RU-1SP = 4+hj, ej 4sp.</text:p>
      <text:p text:style-name="P11">1RU-1NT = 44 i hö, ej invit.</text:p>
      <text:p text:style-name="P11">1RU-2KL = Minst 44 i hö, invit+.</text:p>
      <text:p text:style-name="P11">1RU-2RU = Minst 4-5 i hö, ej invit.</text:p>
      <text:p text:style-name="P6"><text:span text:style-name="T29">1RU-2HJ = Minst 5-4 i hö, ej invit.<text:line-break/></text:span><text:span text:style-name="T30">1RU-2NT = UK 8+, minst 64/46 i hö.</text:span></text:p>
      <text:p text:style-name="P15"/>
      <text:p text:style-name="P12">1HÖ-2KL = Konv krav. 13+ el trumfstöd.</text:p>
      <text:p text:style-name="P11">1HJ-2RU = 4+stöd, invit+.</text:p>
      <text:p text:style-name="P11">1SP-2RU = 5+hj.</text:p>
      <text:p text:style-name="P11">1SP-2HJ = 5hj, invit.</text:p>
      <text:p text:style-name="P15"/>
      <text:p text:style-name="P12">1NT-2KL = Konv krav, invit+.</text:p>
      <text:p text:style-name="P11">1NT-2RU = 5+hö.</text:p>
      <text:p text:style-name="P11">1NT-2HJ = 5hj, invit.</text:p>
      <text:p text:style-name="P11">1NT-2SP = 5sp, invit.</text:p>
      <text:p text:style-name="P11">1NT-2NT = Lebensohl.</text:p>
      <text:p text:style-name="P11">1NT-3KL = Pass/corr i lå.</text:p>
      <text:p text:style-name="P15"/>
      <text:p text:style-name="P12">2KL-2RU = Invit+ eller 5+hj.</text:p>
      <text:p text:style-name="P11">2KL-2HJ = Pass/correct.</text:p>
      <text:p text:style-name="P11">2KL-2SP = Nat okrav.</text:p>
      <text:p text:style-name="P15"/>
      <text:p text:style-name="P12">2RU-2HJ = Pass/correct.</text:p>
      <text:p text:style-name="P11">2RU-2SP/3LÅ = Nat okrav.</text:p>
      <text:p text:style-name="P11">2RU-3HJ = Spärr, pass/correct.</text:p>
      <text:p text:style-name="P15"/>
      <text:p text:style-name="P12">2HJ-2SP = Nat okrav.</text:p>
      <text:p text:style-name="P11">2HÖ-2NT = Konv krav.</text:p>
      <text:p text:style-name="P11">2HÖ-3KL = Pass/correct i lå.</text:p>
      <text:p text:style-name="P11">2HJ-3RU = 4HJ-invit.</text:p>
      <text:p text:style-name="P11">2SP-3RU = Avlägg i hj, el 4SP-invit.</text:p>
      <text:p text:style-name="P15"/>
      <text:p text:style-name="P12">2NT-3KL = Pass/correct.</text:p>
      <text:p text:style-name="P11">2NT-3RU = 5+hö.</text:p>
      <text:p text:style-name="P11">2NT-3HJ = Lå-fråga.</text:p>
      <text:p text:style-name="P11">2NT-3SP = Nat okrav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1-03-25T22:55:19.968000000</dc:date>
    <meta:editing-duration>PT6H27M22S</meta:editing-duration>
    <meta:editing-cycles>222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49" meta:word-count="334" meta:character-count="2037" meta:non-whitespace-character-count="1626"/>
  </office:meta>
</office:document-meta>
</file>